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3000001F9EA56D69DC8CF2A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8.981cm" svg:height="11.263cm" svg:x="3cm" svg:y="1cm">
          <draw:image xlink:href="Pictures/1000000000000353000001F9EA56D69DC8CF2A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3T11:28:13.576098687</meta:creation-date>
    <dc:date>2017-07-13T17:26:48.969450509</dc:date>
    <meta:editing-duration>PT4H48M21S</meta:editing-duration>
    <meta:editing-cycles>1</meta:editing-cycles>
    <meta:document-statistic meta:object-count="24"/>
    <meta:generator>LibreOffice/5.1.6.2$Linux_X86_64 LibreOffice_project/10m0$Build-2</meta:generator>
  </office:meta>
</office:document-meta>
</file>